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alutation">
      <style:paragraph-properties fo:text-align="center" style:justify-single-word="false"/>
      <style:text-properties style:font-name="Verdana"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Verdana" fo:font-size="22pt" fo:font-weight="bold" style:font-size-asian="22pt" style:font-weight-asian="bold" style:font-size-complex="22pt" style:font-weight-complex="bold"/>
    </style:style>
    <style:style style:name="P3" style:family="paragraph" style:parent-style-name="Text_20_body">
      <style:paragraph-properties fo:text-align="center" style:justify-single-word="false"/>
      <style:text-properties style:font-name="Verdana" fo:font-size="22pt" fo:font-weight="bold" style:font-size-asian="22pt" style:font-weight-asian="bold" style:font-size-complex="22pt"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Heading_20_2">
      <style:paragraph-properties fo:text-align="justify" style:justify-single-word="false"/>
    </style:style>
    <style:style style:name="P12" style:family="paragraph" style:parent-style-name="Text_20_body" style:list-style-name="L4">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ent-style-name="Text_20_body" style:list-style-name="L5">
      <style:paragraph-properties fo:text-align="justify" style:justify-single-word="false"/>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Standard" style:list-style-name="L18"/>
    <style:style style:name="fr1"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text:style-name="Numbering_20_Symbols"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les of Antargis </text:p>
      <text:p text:style-name="P2"/>
      <text:p text:style-name="P2"/>
      <text:p text:style-name="P2">Developers'</text:p>
      <text:p text:style-name="P2">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2</text:p>
          <text:p text:style-name="P4">2.Source structure<text:tab/>3</text:p>
          <text:p text:style-name="P5">2.1.Global structure of the sources<text:tab/>3</text:p>
          <text:p text:style-name="P5">2.2.GUI-Library<text:tab/>3</text:p>
          <text:p text:style-name="P6">Event handling<text:tab/>3</text:p>
          <text:p text:style-name="P6">Widgets<text:tab/>4</text:p>
          <text:p text:style-name="P6">Painters<text:tab/>4</text:p>
          <text:p text:style-name="P6">AGApplication-object<text:tab/>5</text:p>
          <text:p text:style-name="P6">Specialties<text:tab/>5</text:p>
          <text:p text:style-name="P5">2.3.3d-Engine<text:tab/>5</text:p>
          <text:p text:style-name="P6">Camera<text:tab/>5</text:p>
          <text:p text:style-name="P6">Scene and SceneNode<text:tab/>5</text:p>
          <text:p text:style-name="P6">Mesh (MeshData)<text:tab/>6</text:p>
          <text:p text:style-name="P6">AnimMesh (AnimMeshData)<text:tab/>6</text:p>
          <text:p text:style-name="P6">Terrain<text:tab/>6</text:p>
          <text:p text:style-name="P6">Particles<text:tab/>6</text:p>
          <text:p text:style-name="P6">AGRenderContext<text:tab/>6</text:p>
          <text:p text:style-name="P6">Yet to come<text:tab/>6</text:p>
          <text:p text:style-name="P5">2.4.Game-engine (C++)<text:tab/>7</text:p>
          <text:p text:style-name="P6">AntEntity<text:tab/>7</text:p>
          <text:p text:style-name="P6">Jobs<text:tab/>7</text:p>
          <text:p text:style-name="P5">2.5.Game-engine (Ruby)<text:tab/>7</text:p>
          <text:p text:style-name="P5">2.6.Game-scripts<text:tab/>7</text:p>
          <text:p text:style-name="P5">2.7.Level-scripts<text:tab/>7</text:p>
          <text:p text:style-name="P4">3.Health, fighting and morale<text:tab/>8</text:p>
          <text:p text:style-name="P4">4.Economy<text:tab/>8</text:p>
          <text:p text:style-name="P4">5.Ruby integration<text:tab/>8</text:p>
          <text:p text:style-name="P5">5.1.Memory management<text:tab/>8</text:p>
          <text:p text:style-name="P5">5.2.Correct Object-type<text:tab/>9</text:p>
          <text:p text:style-name="P4">6.Authors<text:tab/>9</text:p>
        </text:index-body>
      </text:table-of-content>
      <text:p text:style-name="Text_20_body"/>
      <text:p text:style-name="Text_20_body"/>
      <text:h text:style-name="P7" text:outline-level="1">Introduction</text:h>
      <text:p text:style-name="Text_20_body">This document is licensed with <text:tab/>&gt;&gt;GNU Free Documentation License&lt;&lt;</text:p>
      <text:p text:style-name="Text_20_body">So every modifications and derivative work is also free!</text:p>
      <text:p text:style-name="Text_20_body"/>
      <text:p text:style-name="Text_20_body">This document is meant to give an overview of Battles of Antargis (BoA) with respect to design and coding. What you won't find here is complete guide to the code. But it is or hopefully once be an overview that can be used to find your way into the code.</text:p>
      <text:h text:style-name="P7" text:outline-level="1">Source structure</text:h>
      <text:h text:style-name="Heading_20_2" text:outline-level="2">Global structure of the sources</text:h>
      <text:p text:style-name="P8">The source-code of the game can be split into the following parts:</text:p>
      <text:list text:style-name="L2">
        <text:list-item>
          <text:p text:style-name="P9">GUI-library</text:p>
          <text:list>
            <text:list-item>
              <text:p text:style-name="P9">The GUI-library named libantargisgui is placed in gui/src and is buildable and runnable without the rest of the game. It can be based on both SDL and OpenGL.</text:p>
            </text:list-item>
          </text:list>
        </text:list-item>
        <text:list-item>
          <text:p text:style-name="P9">3d-engine</text:p>
          <text:list>
            <text:list-item>
              <text:p text:style-name="P9">The 3d-engine is placed in the src-directory and is not yet separated from the actual game-engine. It contains functionality for </text:p>
            </text:list-item>
          </text:list>
        </text:list-item>
        <text:list-item>
          <text:p text:style-name="P9">game-engine</text:p>
          <text:list>
            <text:list-item>
              <text:p text:style-name="P9">c++-part of the engine (src/*) - the parts, that need some speed, because they're often called</text:p>
            </text:list-item>
            <text:list-item>
              <text:p text:style-name="P9">ruby-part (ruby/*) - the higher level stuff, things are called not so often</text:p>
            </text:list-item>
          </text:list>
        </text:list-item>
        <text:list-item>
          <text:p text:style-name="P9">level-scripts (data/levels)</text:p>
        </text:list-item>
        <text:list-item>
          <text:p text:style-name="P9">client/server-code (server/*)</text:p>
        </text:list-item>
      </text:list>
      <text:p text:style-name="P8">Not included in this are the XML-based files for:</text:p>
      <text:list text:style-name="L3">
        <text:list-item>
          <text:p text:style-name="P10">GUI-layouts (data/gui/)</text:p>
        </text:list-item>
        <text:list-item>
          <text:p text:style-name="P10">level-design (terrain-painting and entity positioning) (data/levels)</text:p>
        </text:list-item>
        <text:list-item>
          <text:p text:style-name="P10">campaign-design (data/campaigns)</text:p>
        </text:list-item>
      </text:list>
      <text:p text:style-name="P8"/>
      <text:h text:style-name="P11" text:outline-level="2">GUI-Library</text:h>
      <text:p text:style-name="P8">The basic layout BoAs GUI-library is based upon is “stolen” from Paragui, Qt and MatzeB's GUI for lincity-ng. For the beginning here's a short overview of design elements:</text:p>
      <text:list text:style-name="L4">
        <text:list-item>
          <text:p text:style-name="P12">event-handling</text:p>
        </text:list-item>
        <text:list-item>
          <text:p text:style-name="P12">widgets</text:p>
        </text:list-item>
        <text:list-item>
          <text:p text:style-name="P12">windows (not widgets)</text:p>
        </text:list-item>
        <text:list-item>
          <text:p text:style-name="P12">layout-elements</text:p>
        </text:list-item>
        <text:list-item>
          <text:p text:style-name="P12">application-object</text:p>
        </text:list-item>
      </text:list>
      <text:h text:style-name="P13" text:outline-level="3">Event handling</text:h>
      <text:p text:style-name="P8">Event handling is done with a very simplified implementation. At first sigc++ was used. But this caused many problems with swig. So a simpler way, with less template-usage was to be found. The implementation of event-handling or message-passing can be found in ag_messageobject.h. The base-class for objects, that want to send signals and catch events, is AGMessageObject. Nearly all of AntGUI's objects are derived from that.</text:p>
      <text:p text:style-name="P8">The basic idea goes like this:</text:p>
      <text:list text:style-name="L5">
        <text:list-item>
          <text:p text:style-name="P14">There's an AGEvent-class. All event-types are derived from it or simply use an instance of this. It contains a 2d-vector, a pointer to the underlying SDL-event (maybe 0), <text:s/>a Name and a pointer the AGMessageObject, that called the event.</text:p>
        </text:list-item>
        <text:list-item>
          <text:p text:style-name="P14">There's an AGSignal-class. This one is instantiated within an AGMessageObject:</text:p>
        </text:list-item>
      </text:list>
      <text:list text:style-name="Numbering_20_2">
        <text:list-item>
          <text:p text:style-name="Preformatted_20_Text">class MyObject:public AGMessageObject</text:p>
        </text:list-item>
        <text:list-item>
          <text:p text:style-name="Preformatted_20_Text">{</text:p>
        </text:list-item>
        <text:list-item>
          <text:p text:style-name="Preformatted_20_Text"><text:s text:c="2"/>public:</text:p>
        </text:list-item>
        <text:list-item>
          <text:p text:style-name="Preformatted_20_Text"><text:s text:c="2"/>AGSignal sigClick;</text:p>
        </text:list-item>
        <text:list-item>
          <text:p text:style-name="Preformatted_20_Text">};</text:p>
        </text:list-item>
        <text:list-item>
          <text:p text:style-name="Preformatted_20_Text"/>
        </text:list-item>
        <text:list-item>
          <text:p text:style-name="Preformatted_20_Text">MyObject::MyObject():</text:p>
        </text:list-item>
        <text:list-item>
          <text:p text:style-name="Preformatted_20_Text"><text:s text:c="2"/>sigClick(“sigClick”,this)</text:p>
        </text:list-item>
        <text:list-item>
          <text:p text:style-name="Preformatted_20_Text"/>
        </text:list-item>
      </text:list>
      <text:p text:style-name="Text_20_body"/>
      <text:p text:style-name="Text_20_body"/>
      <text:list text:style-name="L6">
        <text:list-item>
          <text:p text:style-name="P15">The AGSignal should be initialized, so that it can send name and sender correctly.</text:p>
        </text:list-item>
        <text:list-item>
          <text:p text:style-name="P15">if you want to catch such a signal, you have to add a function like this:</text:p>
        </text:list-item>
      </text:list>
      <text:list text:style-name="Numbering_20_2" text:continue-numbering="true">
        <text:list-item>
          <text:p text:style-name="Preformatted_20_Text">class MyNewObject:public AGMessageObject</text:p>
        </text:list-item>
        <text:list-item>
          <text:p text:style-name="Preformatted_20_Text">{</text:p>
        </text:list-item>
        <text:list-item>
          <text:p text:style-name="Preformatted_20_Text"><text:s text:c="2"/>public:</text:p>
        </text:list-item>
        <text:list-item>
          <text:p text:style-name="Preformatted_20_Text"><text:s text:c="2"/>bool eventClicked(AGEvent *pEvent);</text:p>
        </text:list-item>
        <text:list-item>
          <text:p text:style-name="Preformatted_20_Text">};</text:p>
        </text:list-item>
      </text:list>
      <text:p text:style-name="P8"/>
      <text:list text:style-name="L7">
        <text:list-item>
          <text:p text:style-name="P16">This event-Handler must return a boolean, which says, if the event is eaten, i.e. it shouldn't be processed anymore (=true), or it's not process by MyNewObject and should be process further.</text:p>
        </text:list-item>
        <text:list-item>
          <text:p text:style-name="P16">Now you want to connect a signal to an event, that goes like this:</text:p>
        </text:list-item>
      </text:list>
      <text:p text:style-name="P8"/>
      <text:list text:style-name="Numbering_20_2" text:continue-numbering="true">
        <text:list-item>
          <text:p text:style-name="Preformatted_20_Text">MyNewObject::MyNewObject()</text:p>
        </text:list-item>
        <text:list-item>
          <text:p text:style-name="Preformatted_20_Text">{</text:p>
        </text:list-item>
        <text:list-item>
          <text:p text:style-name="Preformatted_20_Text"><text:s text:c="2"/>someObject.sigClick.connect(slot(this,&amp;MyNewObject::eventClicked));</text:p>
        </text:list-item>
        <text:list-item>
          <text:p text:style-name="Preformatted_20_Text">}</text:p>
        </text:list-item>
      </text:list>
      <text:p text:style-name="Text_20_body"/>
      <text:p text:style-name="Text_20_body"/>
      <text:p text:style-name="Text_20_body">The event-handling in ruby is a little different from this. (=&gt;FIXME)</text:p>
      <text:p text:style-name="Text_20_body"/>
      <text:h text:style-name="Heading_20_3" text:outline-level="3">Widgets</text:h>
      <text:p text:style-name="Text_20_body">Any graphical Item in AntGUI is a widget. As mentioned above any Widget is derived from AGMessageObject. Widgets do the following:</text:p>
      <text:list text:style-name="L8">
        <text:list-item>
          <text:p text:style-name="P17">painting a widget to the screen</text:p>
        </text:list-item>
        <text:list-item>
          <text:p text:style-name="P17">handling user interaction (events)</text:p>
        </text:list-item>
      </text:list>
      <text:p text:style-name="Text_20_body"/>
      <text:h text:style-name="Heading_20_3" text:outline-level="3">Painters</text:h>
      <text:p text:style-name="Text_20_body">Painters are used for all kind of painting, be it to the screen, to a main-memory-bound surface or a graphics-card-bound texture. These different kind of targets are described by AGPaintTargets.</text:p>
      <text:p text:style-name="Text_20_body">So there is a Painttarget for an SDL-Screen, an GL-Screen, SDL-Surface and Textures. These are each (or should be) optimized for the given job. Have a look at ag_painttarget.h for the base-class.</text:p>
      <text:p text:style-name="Text_20_body">Implementations can be found in ag_texture, ag_sdlsurface, ag_glscreen, and ag_sdlscreen.</text:p>
      <text:p text:style-name="Text_20_body">If you want to use a painter, it goes like this:</text:p>
      <text:list text:style-name="Numbering_20_2" text:continue-numbering="true">
        <text:list-item>
          <text:p text:style-name="Preformatted_20_Text">void paintSth();</text:p>
        </text:list-item>
        <text:list-item>
          <text:p text:style-name="Preformatted_20_Text">{</text:p>
        </text:list-item>
        <text:list-item>
          <text:p text:style-name="Preformatted_20_Text"><text:s text:c="2"/>AGPainter p;</text:p>
        </text:list-item>
        <text:list-item>
          <text:p text:style-name="Preformatted_20_Text"><text:s text:c="2"/>p.fillRect(AGRect2(0,0,100,100),AGColor(0xFF,0,0));</text:p>
        </text:list-item>
        <text:list-item>
          <text:p text:style-name="Preformatted_20_Text">}</text:p>
        </text:list-item>
        <text:list-item>
          <text:p text:style-name="Preformatted_20_Text">void paintSth2(AGPaintTarget &amp;t);</text:p>
        </text:list-item>
        <text:list-item>
          <text:p text:style-name="Preformatted_20_Text">{</text:p>
        </text:list-item>
        <text:list-item>
          <text:p text:style-name="Preformatted_20_Text"><text:s text:c="2"/>AGPainter p(t);</text:p>
        </text:list-item>
        <text:list-item>
          <text:p text:style-name="Preformatted_20_Text"><text:s text:c="2"/>p.fillRect(AGRect2(0,0,100,100),AGColor(0xFF,0,0));</text:p>
        </text:list-item>
        <text:list-item>
          <text:p text:style-name="Preformatted_20_Text">}</text:p>
        </text:list-item>
        <text:list-item>
          <text:p text:style-name="Preformatted_20_Text"/>
        </text:list-item>
      </text:list>
      <text:p text:style-name="Text_20_body">paintSth will automatically take the currently used screen and paint a red rectangle to it. paintSth2 will do the same to a given PaintTarget.</text:p>
      <text:p text:style-name="Text_20_body"/>
      <text:h text:style-name="Heading_20_3" text:outline-level="3">AGApplication-object</text:h>
      <text:p text:style-name="Text_20_body">Files: ag_application.(h|cc)</text:p>
      <text:p text:style-name="Text_20_body">The center of each user-interaction like a menu or the actual. It has a main-loop, which handles all user-input from keyboard or mouse. You can catch them with the corresponding events. Otherwise they'll be delegated to the MainWidget, which you can specify. This MainWidget takes the all the space of the screen. Normally it's a AGTable or AGLayout object, that contains many other widgets.</text:p>
      <text:p text:style-name="Text_20_body"/>
      <text:h text:style-name="Heading_20_3" text:outline-level="3">Specialties</text:h>
      <text:list text:style-name="L9">
        <text:list-item>
          <text:p text:style-name="P18">For more information on AGRenderContext have a look at the section for the 3d-engine.</text:p>
        </text:list-item>
      </text:list>
      <text:p text:style-name="Text_20_body"/>
      <text:h text:style-name="Heading_20_2" text:outline-level="2">3d-Engine</text:h>
      <text:p text:style-name="Text_20_body">The 3d-engine can be embedded into an AGApplication object like it's currently the case or it can be attached to a AGGLWidget (ag_glwidget.h), which is currently untested and maybe break the program. This application-object with embedded gl painting is implemented in GLApp (ant_app.h).</text:p>
      <text:p text:style-name="Text_20_body">Typically you'll use a camera-object (AntCamera – ant_camera.h) and a scene-manager named Scene (scene.h). Scene will contain all the display-objects, that are named SceneNodes.</text:p>
      <text:h text:style-name="Heading_20_3" text:outline-level="3">Camera</text:h>
      <text:h text:style-name="Heading_20_3" text:outline-level="3">Scene and SceneNode</text:h>
      <text:p text:style-name="Text_20_body">Files: scene.(cc|h) and scenenode.(cc|h)</text:p>
      <text:p text:style-name="Text_20_body">Scene contains SceneNodes in a QuadTree (not a octree!). It takes care of:</text:p>
      <text:list text:style-name="L10">
        <text:list-item>
          <text:p text:style-name="P19">drawing w.r.t. a AntFrustum is efficient (=&gt;QuadTree)</text:p>
        </text:list-item>
        <text:list-item>
          <text:p text:style-name="P19">picking (mouse-interaction)</text:p>
          <text:list>
            <text:list-item>
              <text:p text:style-name="P19">this is done in software with OpenGL; maybe it'd be better to use a BSP or kd-tree and some handwritten ray-triangle-intersection</text:p>
            </text:list-item>
          </text:list>
        </text:list-item>
        <text:list-item>
          <text:p text:style-name="P19">shadow-computation</text:p>
        </text:list-item>
        <text:list-item>
          <text:p text:style-name="P19">transparency handling</text:p>
          <text:list>
            <text:list-item>
              <text:p text:style-name="P19">transparency must be activated in SceneNode (!); also a depth-level must be given in (get|set)Order.</text:p>
            </text:list-item>
          </text:list>
        </text:list-item>
      </text:list>
      <text:p text:style-name="Text_20_body">A SceneNode has to take care of some essentials:</text:p>
      <text:list text:style-name="L11">
        <text:list-item>
          <text:p text:style-name="P20">drawing-order</text:p>
        </text:list-item>
        <text:list-item>
          <text:p text:style-name="P20">transparency</text:p>
        </text:list-item>
        <text:list-item>
          <text:p text:style-name="P20">bounding box</text:p>
        </text:list-item>
        <text:list-item>
          <text:p text:style-name="P20">several drawing-routines:</text:p>
          <text:list>
            <text:list-item>
              <text:p text:style-name="P20">drawShadow – draws the shadow (dark grey color)</text:p>
            </text:list-item>
            <text:list-item>
              <text:p text:style-name="P20">draw – draw the object</text:p>
            </text:list-item>
            <text:list-item>
              <text:p text:style-name="P20">drawDepth – draw the depth information only</text:p>
            </text:list-item>
            <text:list-item>
              <text:p text:style-name="P20">drawPick – draw picking information (don't use colors, e.g.)</text:p>
            </text:list-item>
          </text:list>
        </text:list-item>
      </text:list>
      <text:h text:style-name="Heading_20_3" text:outline-level="3">Mesh (MeshData)</text:h>
      <text:p text:style-name="Text_20_body">Files: mesh.(cc|h) and mesh_data.(cc|h)</text:p>
      <text:p text:style-name="Text_20_body">Mesh is a SceneNode. It displays static meshes, which are loaded from “.ant2” files. Those ant2-files only have information about mesh-data and texture-coordinates. So you'll have to give the filename of textures.</text:p>
      <text:h text:style-name="Heading_20_3" text:outline-level="3">AnimMesh (AnimMeshData)</text:h>
      <text:p text:style-name="Text_20_body">Files: anim_mesh.(cc|h) and anim_mesh_data.(cc|h)</text:p>
      <text:p text:style-name="Text_20_body">AnimMeshes display animated meshes. Each animated mesh can have multiple different animations in just one file: The *.anim files describe scaling, texture and the model-source, which is typically a *.ant4 file. This is all not so nice. Maybe we should add a new nicer model-format???</text:p>
      <text:h text:style-name="Heading_20_3" text:outline-level="3">Terrain</text:h>
      <text:p text:style-name="Text_20_body">There's a single terrain in a scene. It bases on the HeightMap (height_map.h – superclass of AntMap).</text:p>
      <text:h text:style-name="Heading_20_3" text:outline-level="3">Particles</text:h>
      <text:p text:style-name="Text_20_body">Currently there's no real particle engine in BoA. In smoke.(h|cc) there's the “Smoke” class, that can display some smoke and some very ugly fire.</text:p>
      <text:h text:style-name="Heading_20_3" text:outline-level="3">AGRenderContext</text:h>
      <text:p text:style-name="Text_20_body">AGRenderContext is used to switch between openGL drawing-modes. You can set textures, colors, shaders and more. This is still incomplete. The intent when implementing this was to improve performance by saving context-switches by re-ordering items before drawing.</text:p>
      <text:h text:style-name="Heading_20_3" text:outline-level="3">Yet to come</text:h>
      <text:list text:style-name="L12">
        <text:list-item>
          <text:p text:style-name="P21">decent particle engine</text:p>
        </text:list-item>
        <text:list-item>
          <text:p text:style-name="P21">rotatable map (shadows)</text:p>
        </text:list-item>
        <text:list-item>
          <text:p text:style-name="P21">Cg-support?</text:p>
        </text:list-item>
        <text:list-item>
          <text:p text:style-name="P21">support shadows on shader-rendered objects</text:p>
        </text:list-item>
        <text:list-item>
          <text:p text:style-name="P21">shadows through shaders?</text:p>
        </text:list-item>
      </text:list>
      <text:p text:style-name="Text_20_body"/>
      <text:h text:style-name="Heading_20_2" text:outline-level="2">Game-engine – an overview</text:h>
      <text:p text:style-name="Text_20_body">BoA's game-engine consists of these logical elements:</text:p>
      <text:list text:style-name="L13">
        <text:list-item>
          <text:p text:style-name="P22">a (single) map</text:p>
        </text:list-item>
        <text:list-item>
          <text:p text:style-name="P22">entities (any object on the map)</text:p>
        </text:list-item>
        <text:list-item>
          <text:p text:style-name="P22">low-level (ll) jobs of entities – each entity has exactly one ll-job</text:p>
        </text:list-item>
        <text:list-item>
          <text:p text:style-name="P22">high-level (hl) jobs – only “higher” entity-types additionally have one of these, that control the ll-jobs</text:p>
        </text:list-item>
        <text:list-item>
          <text:p text:style-name="P22">a single level-script, that's attached to the map-object</text:p>
        </text:list-item>
        <text:list-item>
          <text:p text:style-name="P22">some AI-players, that are too attached to the map-object</text:p>
        </text:list-item>
      </text:list>
      <text:p text:style-name="Text_20_body">Ok, so now for the details...</text:p>
      <text:p text:style-name="Text_20_body">Some things this engine has to do are very time-critical, like the low-level jobs, which have to be done each frame. The map-object provides some lookup-functions, which have to be fast as well. So there are some parts which are done in C++. But this fraction should be kept small.</text:p>
      <text:h text:style-name="Heading_20_2" text:outline-level="2">Game-engine (C++)</text:h>
      <text:p text:style-name="Text_20_body">All things, like bushes, trees, stones, sheep, heroes, men and buildings in BoA are called AntEntities (entity.(h|cc)). They're all contained in some map, which is called AntMap (map.(h|c)). Ok, back to the entities. Each of them has one single low-level job. Such a job is of the type “Job” (and descandants). Have a look at src/jobs.(h|cc) or below for more information.</text:p>
      <text:h text:style-name="Heading_20_3" text:outline-level="3">AntEntity</text:h>
      <text:p text:style-name="Text_20_body">AntEntity is a “bad” class, it has too many properties and too many functions. The cause for this, that many different properties are used in either the low-level jobs in C++ and the ruby-part of the game. Maybe there's a better solution for this, but I didn't found some really convincing reasons to change it.</text:p>
      <text:h text:style-name="Heading_20_3" text:outline-level="3">Jobs</text:h>
      <text:p text:style-name="Text_20_body">Files: jobs.(cc|h)</text:p>
      <text:p text:style-name="Text_20_body">There are three kinds of low-level jobs ATM:</text:p>
      <text:list text:style-name="L14">
        <text:list-item>
          <text:p text:style-name="P23">RestJob – do nothing for some specified time.</text:p>
          <text:list>
            <text:list-item>
              <text:p text:style-name="P23">it's not really nothing, because...</text:p>
            </text:list-item>
            <text:list-item>
              <text:p text:style-name="P23">the entity heals its morale and health</text:p>
            </text:list-item>
          </text:list>
        </text:list-item>
        <text:list-item>
          <text:p text:style-name="P23">MoveJob – moves an entity with it's given speed</text:p>
          <text:list>
            <text:list-item>
              <text:p text:style-name="P23">an entity has a property about being ground-bound like men or if it's airborne or on water; MoveJob will behave like that</text:p>
            </text:list-item>
            <text:list-item>
              <text:p text:style-name="P23">MoveJob will take care of ground-bound entities that cannot swim, by calling an event: eventHitWaterMark </text:p>
            </text:list-item>
          </text:list>
        </text:list-item>
        <text:list-item>
          <text:p text:style-name="P23">FightJob – lets an entity fight another one</text:p>
          <text:list>
            <text:list-item>
              <text:p text:style-name="P23">uses morale, energy and strengths of entities</text:p>
            </text:list-item>
          </text:list>
        </text:list-item>
      </text:list>
      <text:h text:style-name="Heading_20_2" text:outline-level="2">Game-engine (Ruby)</text:h>
      <text:p text:style-name="Text_20_body">Within the ruby-part of the game-engine there are some additions to the c++ given classes:</text:p>
      <text:list text:style-name="L15">
        <text:list-item>
          <text:p text:style-name="P24">AntRubyEntity enhances AntEntity by: (ents.rb)</text:p>
          <text:list>
            <text:list-item>
              <text:p text:style-name="P24">birthday (age)</text:p>
            </text:list-item>
            <text:list-item>
              <text:p text:style-name="P24">sound-playing</text:p>
            </text:list-item>
            <text:list-item>
              <text:p text:style-name="P24">some other helping-functions</text:p>
            </text:list-item>
          </text:list>
        </text:list-item>
        <text:list-item>
          <text:p text:style-name="P24">AntRubyMap enhances AntMap by: (map.rb)</text:p>
          <text:list>
            <text:list-item>
              <text:p text:style-name="P24">automatic loading of entities</text:p>
            </text:list-item>
            <text:list-item>
              <text:p text:style-name="P24">assigning unique identifiers (UID)</text:p>
            </text:list-item>
            <text:list-item>
              <text:p text:style-name="P24">level- and AI-scripting</text:p>
            </text:list-item>
            <text:list-item>
              <text:p text:style-name="P24">triggers</text:p>
            </text:list-item>
          </text:list>
        </text:list-item>
      </text:list>
      <text:p text:style-name="Text_20_body">Here is part of the tree of the entity types used in BoA:</text:p>
      <text:p text:style-name="Text_20_body"><draw:frame draw:style-name="fr1" draw:name="Objekt1" text:anchor-type="paragraph" svg:x="1.443cm" svg:y="0.206cm" svg:width="14.104cm" svg:height="7.622cm" draw:z-index="0"><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h text:style-name="Heading_20_2" text:outline-level="2">Game-scripts</text:h>
      <text:p text:style-name="Text_20_body"/>
      <text:h text:style-name="Heading_20_2" text:outline-level="2">Level-scripts</text:h>
      <text:p text:style-name="Text_20_body"/>
      <text:h text:style-name="Heading_20_2" text:outline-level="2">Health, fighting and morale</text:h>
      <text:p text:style-name="Text_20_body"/>
      <text:p text:style-name="Text_20_body"/>
      <text:h text:style-name="Heading_20_1" text:outline-level="1">Economy</text:h>
      <text:p text:style-name="Text_20_body">BoA's economy consists of stones, trees, buildings, sheep and many, many people who transport goods from here to there. Each of these entities has an inventory which is stored in a “Resource”-object in “resource”. For an example on how to access this look at the eventNoJob-function in AntTree (ant_tree.rb).</text:p>
      <text:p text:style-name="Text_20_body">So now for the idea about BoA's economy. Most things are done automatically, so the player mustn't care for micro-management. Jobs for running the economy are assigned by “bosses”. Each hero or house is a “boss”. For now we'll stick with houses, because these do run the economy. A house (ant_house.rb) does the following things:</text:p>
      <text:list text:style-name="L16">
        <text:list-item>
          <text:p text:style-name="P25">lookup needed stock (through the virtual neededStock-function)</text:p>
        </text:list-item>
        <text:list-item>
          <text:p text:style-name="P25">if sth is needed, send some men to fetch it</text:p>
        </text:list-item>
        <text:list-item>
          <text:p text:style-name="P25">some buildings like a mill have a production-function. a man is then assigned to “rest” a little until the production of the flour from the crop is finished</text:p>
        </text:list-item>
        <text:list-item>
          <text:p text:style-name="P25"/>
        </text:list-item>
      </text:list>
      <text:p text:style-name="Text_20_body">NOTE: fetching is only allowed from other entities, if these are not occupied or from the same player</text:p>
      <text:p text:style-name="Text_20_body">NOTE further: some implementations of buildings are not yet up-to-date and should be refactored!</text:p>
      <text:h text:style-name="Heading_20_2" text:outline-level="2">Heroes helping</text:h>
      <text:p text:style-name="Text_20_body">Heroes are (or will be) able to help within houses. This is currently only possible within the workshop. It's done through the AntHeroConstructJob – maybe this should use the neededStock and production rules of the buildings.</text:p>
      <text:p text:style-name="Text_20_body">Of course, heroes shouldn't be able to help in AntDwellings!!!</text:p>
      <text:h text:style-name="Heading_20_1" text:outline-level="1">Internationalization / Localization</text:h>
      <text:p text:style-name="Text_20_body">Most localization takes place in GUI-elements. So AntGUI-library has to get access to the “localizer”. In order to make this one as configurable as possible, it's done through a ruby-class. There is a AGLocalizer-class in C++ (ag_local.*). AntLocalizer (ant_local.rb) is derived from this and does the actual translations.</text:p>
      <text:h text:style-name="Heading_20_1" text:outline-level="1">Ruby integration</text:h>
      <text:p text:style-name="Text_20_body">Ruby integration is done with swig. Sadly it does not support every feature we need here. We especially need the following:</text:p>
      <text:list text:style-name="L17">
        <text:list-item>
          <text:p text:style-name="P26">take care of memory management (ruby's garbage collector vs. C++ new/delete)</text:p>
        </text:list-item>
        <text:list-item>
          <text:p text:style-name="P26">give correct object-type within derivation trees</text:p>
        </text:list-item>
        <text:list-item>
          <text:p text:style-name="P26">make this as fool-proof as possible</text:p>
        </text:list-item>
      </text:list>
      <text:h text:style-name="Heading_20_2" text:outline-level="2">Memory management</text:h>
      <text:p text:style-name="Text_20_body">In order to get some handle on this, there is AGRubyObject. This one contains two major members:</text:p>
      <text:list text:style-name="Numbering_20_2" text:continue-numbering="true">
        <text:list-item>
          <text:p text:style-name="Preformatted_20_Text">bool mRubyObject;</text:p>
        </text:list-item>
        <text:list-item>
          <text:p text:style-name="Preformatted_20_Text">VALUE mRUBY;</text:p>
        </text:list-item>
      </text:list>
      <text:p text:style-name="Standard"/>
      <text:p text:style-name="Standard">mRubyObject will be set true, when this object appears in Ruby for the first time. Each ruby object has a unique identifier. That will be stored in mRUBY. This way we can always determine if this object is known to the ruby-interpreter. This essential for the memory-management.</text:p>
      <text:p text:style-name="Standard">A c++ function can't be allowed to delete a ruby-known object. Because ruby claims everything and as soon as it thinks this object isn't used anymore, ruby will be delete it. So whenever we give control of an object to ruby it will be claimed by its garbage collection-(GC)-based memory manager.</text:p>
      <text:p text:style-name="Standard">This leads to 2 different problems:</text:p>
      <text:list text:style-name="L18">
        <text:list-item>
          <text:p text:style-name="P27">what to do if we want to discard a object, that might be known to ruby</text:p>
        </text:list-item>
        <text:list-item>
          <text:p text:style-name="P27">what to do if ruby runs its GC?</text:p>
        </text:list-item>
      </text:list>
      <text:p text:style-name="Standard">The first one is easy: Simply check if mRubyObject is true, then it shouldn't be deleted.</text:p>
      <text:p text:style-name="Standard">The second one is more complicated. Here's where ruby's mark&amp;sweep algorithm comes into play.</text:p>
      <text:p text:style-name="Standard"/>
      <text:p text:style-name="Standard">What's mark&amp;sweep? Please google for this for a detailed explanation. Here's a rough overview:</text:p>
      <text:p text:style-name="Standard">Whenever ruby decides to run it's GC, all known (current scope) variables are marked. Those mark every variable that's known to them. That's done until nothing more is newly marked. After this everything that's not marked will be deleted.</text:p>
      <text:p text:style-name="Standard">Sounds very slow. That might be. So we'll have to take care that the marking process is really fast!</text:p>
      <text:p text:style-name="Standard"/>
      <text:p text:style-name="Standard">AGRubyObject provides a virtual function named “mark()”. You may override this one and call markObject(.) for each object, that should be marked. How's that AGRubyObject is able to do this? There's some bloody scripting magic in createmarker.rb. That creates some input for swig. If you want to have more detailed information on this, please contact me.</text:p>
      <text:p text:style-name="Standard"/>
      <text:h text:style-name="Heading_20_2" text:outline-level="2">Correct Object-type</text:h>
      <text:p text:style-name="Text_20_body">As mentioned in the previous section, there's a script called createmarker.rb. This one will also add casting-magic into the c++-wrappers.</text:p>
      <text:p text:style-name="Text_20_body">Let's imagine you want to get an AGWidget of unknown type by calling getChild(..) in another AGWidget. In your ruby-code you'll know that it must an AGEdit object and you want to get the text.</text:p>
      <text:p text:style-name="Text_20_body">C++-Code:</text:p>
      <text:list text:style-name="Numbering_20_2" text:continue-numbering="true">
        <text:list-item>
          <text:p text:style-name="Preformatted_20_Text">class AGWidget</text:p>
        </text:list-item>
        <text:list-item>
          <text:p text:style-name="Preformatted_20_Text">{...</text:p>
        </text:list-item>
        <text:list-item>
          <text:p text:style-name="Preformatted_20_Text"><text:s text:c="2"/>AGWidget *getChild(const std::string &amp;pName);</text:p>
        </text:list-item>
        <text:list-item>
          <text:p text:style-name="Preformatted_20_Text">};</text:p>
        </text:list-item>
        <text:list-item>
          <text:p text:style-name="Preformatted_20_Text">class AGEdit:public AGWidget</text:p>
        </text:list-item>
        <text:list-item>
          <text:p text:style-name="Preformatted_20_Text">{...</text:p>
        </text:list-item>
        <text:list-item>
          <text:p text:style-name="Preformatted_20_Text"><text:s text:c="2"/>std::string getText() const;</text:p>
        </text:list-item>
        <text:list-item>
          <text:p text:style-name="Preformatted_20_Text">}</text:p>
        </text:list-item>
        <text:list-item>
          <text:p text:style-name="Preformatted_20_Text"/>
        </text:list-item>
      </text:list>
      <text:p text:style-name="Text_20_body"/>
      <text:p text:style-name="Text_20_body">You're ruby code will look like this:</text:p>
      <text:list text:style-name="Numbering_20_2" text:continue-numbering="true">
        <text:list-item>
          <text:p text:style-name="Preformatted_20_Text">childWidget=parentWidget.getChild(“someName”)</text:p>
        </text:list-item>
        <text:list-item>
          <text:p text:style-name="Preformatted_20_Text">string=childWidget.getText</text:p>
        </text:list-item>
      </text:list>
      <text:p text:style-name="Standard"/>
      <text:p text:style-name="Standard">So how does ruby know which type childWidget should be? createmarker.rb will provide some tests with dynamic_casts, that check which type the returned pointer is and will eventually create a ruby-object with that type.</text:p>
      <text:p text:style-name="Text_20_body"/>
      <text:h text:style-name="Heading_20_1" text:outline-level="1">Authors</text:h>
      <text:p text:style-name="Text_20_body">David Kamphausen (Godrin) <text:a xlink:type="simple" xlink:href="mailto:david.kamphausen@web.de">david.kamphausen@web.d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2" style:display-name="Numbering 2" style:family="paragraph" style:parent-style-name="List" style:class="list" style:master-page-name="">
      <style:paragraph-properties fo:margin-left="1.27cm" fo:margin-right="0cm" fo:margin-top="0cm" fo:margin-bottom="0.212cm" fo:text-indent="-0.635cm" style:auto-text-indent="false" style:shadow="none" text:number-lines="true" text:line-number="1"/>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text:number-lines="true" text:line-number="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list-style-name="Numbering_20_2" style:class="html" style:master-page-name="">
      <style:paragraph-properties fo:margin-left="1.7cm" fo:margin-right="0cm" fo:margin-top="0cm" fo:margin-bottom="0cm" fo:text-indent="0cm" style:auto-text-indent="false" fo:background-color="#e6e6ff" fo:padding="0.049cm" fo:border="0.002cm solid #000000" style:shadow="none" text:number-lines="true" text:line-number="1">
        <style:tab-stops/>
        <style:drop-cap/>
        <style:background-image/>
      </style:paragraph-properties>
      <style:text-properties style:font-name="Courier New" fo:font-size="10pt" style:font-name-asian="Courier New" style:font-size-asian="10pt" style:font-name-complex="Courier New" style:font-size-complex="10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4T10:18:05</meta:creation-date>
    <dc:date>2006-08-11T17:44:54</dc:date>
    <dc:language>en-US</dc:language>
    <meta:editing-cycles>78</meta:editing-cycles>
    <meta:editing-duration>PT8H21M2S</meta:editing-duration>
    <meta:user-defined meta:name="Info 1"/>
    <meta:user-defined meta:name="Info 2"/>
    <meta:user-defined meta:name="Info 3"/>
    <meta:user-defined meta:name="Info 4"/>
    <meta:document-statistic meta:table-count="0" meta:image-count="0" meta:object-count="1" meta:page-count="11" meta:paragraph-count="243" meta:word-count="2510" meta:character-count="149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9pt"/>
    </style:style>
    <style:style style:name="P3" style:family="paragraph">
      <style:paragraph-properties fo:text-align="center"/>
    </style:style>
    <style:style style:name="T1"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2.196cm" svg:height="0.635cm" svg:x="5.473cm" svg:y="1.296cm">
          <text:p text:style-name="P1"><text:span text:style-name="T1">AntEntity</text:span></text:p>
        </draw:rect>
        <draw:rect draw:style-name="gr1" draw:text-style-name="P2" draw:id="id2" draw:layer="layout" svg:width="2.196cm" svg:height="0.635cm" svg:x="5.367cm" svg:y="2.488cm">
          <text:p text:style-name="P1"><text:span text:style-name="T1">AntRubyEntity</text:span></text:p>
        </draw:rect>
        <draw:rect draw:style-name="gr1" draw:text-style-name="P2" draw:id="id3" draw:layer="layout" svg:width="2.196cm" svg:height="0.635cm" svg:x="1.716cm" svg:y="3.837cm">
          <text:p text:style-name="P1"><text:span text:style-name="T1">AntBoss</text:span></text:p>
        </draw:rect>
        <draw:rect draw:style-name="gr1" draw:text-style-name="P2" draw:id="id4" draw:layer="layout" svg:width="2.196cm" svg:height="0.635cm" svg:x="0.313cm" svg:y="5.028cm">
          <text:p text:style-name="P1"><text:span text:style-name="T1">AntHero</text:span></text:p>
        </draw:rect>
        <draw:rect draw:style-name="gr1" draw:text-style-name="P2" draw:id="id5" draw:layer="layout" svg:width="2.196cm" svg:height="0.635cm" svg:x="3.013cm" svg:y="5.028cm">
          <text:p text:style-name="P1"><text:span text:style-name="T1">AntHouse</text:span></text:p>
        </draw:rect>
        <draw:rect draw:style-name="gr1" draw:text-style-name="P2" draw:id="id6" draw:layer="layout" svg:width="2.196cm" svg:height="0.635cm" svg:x="2.086cm" svg:y="6.536cm">
          <text:p text:style-name="P1"><text:span text:style-name="T1">AntDwelling</text:span></text:p>
        </draw:rect>
        <draw:rect draw:style-name="gr1" draw:text-style-name="P2" draw:id="id7" draw:layer="layout" svg:width="2.196cm" svg:height="0.635cm" svg:x="4.653cm" svg:y="6.535cm">
          <text:p text:style-name="P1"><text:span text:style-name="T1">AntFarm</text:span></text:p>
        </draw:rect>
        <draw:rect draw:style-name="gr1" draw:text-style-name="P2" draw:id="id8" draw:layer="layout" svg:width="2.196cm" svg:height="0.635cm" svg:x="7.14cm" svg:y="6.536cm">
          <text:p text:style-name="P1"><text:span text:style-name="T1">AntWorkshop</text:span></text:p>
        </draw:rect>
        <draw:rect draw:style-name="gr1" draw:text-style-name="P2" draw:id="id9" draw:layer="layout" svg:width="2.196cm" svg:height="0.635cm" svg:x="6.266cm" svg:y="3.943cm">
          <text:p text:style-name="P1"><text:span text:style-name="T1">AntMan</text:span></text:p>
        </draw:rect>
        <draw:rect draw:style-name="gr1" draw:text-style-name="P2" draw:id="id10" draw:layer="layout" svg:width="2.196cm" svg:height="0.635cm" svg:x="8.807cm" svg:y="3.943cm">
          <text:p text:style-name="P1"><text:span text:style-name="T1">AntAnimal</text:span></text:p>
        </draw:rect>
        <draw:rect draw:style-name="gr1" draw:text-style-name="P2" draw:id="id11" draw:layer="layout" svg:width="2.196cm" svg:height="0.635cm" svg:x="11.267cm" svg:y="3.89cm">
          <text:p text:style-name="P1"><text:span text:style-name="T1">AntTree</text:span></text:p>
        </draw:rect>
        <draw:connector draw:style-name="gr2" draw:text-style-name="P3" draw:layer="layout" draw:type="line" svg:x1="6.571cm" svg:y1="1.931cm" svg:x2="6.465cm" svg:y2="2.488cm" draw:start-shape="id1" draw:start-glue-point="2" draw:end-shape="id2" draw:end-glue-point="0">
          <text:p/>
        </draw:connector>
        <draw:connector draw:style-name="gr2" draw:text-style-name="P3" draw:layer="layout" draw:type="line" svg:x1="6.465cm" svg:y1="3.123cm" svg:x2="2.814cm" svg:y2="3.837cm" draw:start-shape="id2" draw:start-glue-point="2" draw:end-shape="id3" draw:end-glue-point="0">
          <text:p/>
        </draw:connector>
        <draw:connector draw:style-name="gr2" draw:text-style-name="P3" draw:layer="layout" draw:type="line" svg:x1="2.814cm" svg:y1="4.472cm" svg:x2="1.411cm" svg:y2="5.028cm" draw:start-shape="id3" draw:start-glue-point="2" draw:end-shape="id4" draw:end-glue-point="0">
          <text:p/>
        </draw:connector>
        <draw:connector draw:style-name="gr2" draw:text-style-name="P3" draw:layer="layout" draw:type="line" svg:x1="2.814cm" svg:y1="4.472cm" svg:x2="4.111cm" svg:y2="5.028cm" draw:start-shape="id3" draw:start-glue-point="2" draw:end-shape="id5" draw:end-glue-point="0">
          <text:p/>
        </draw:connector>
        <draw:connector draw:style-name="gr2" draw:text-style-name="P3" draw:layer="layout" draw:type="line" svg:x1="4.111cm" svg:y1="5.663cm" svg:x2="3.184cm" svg:y2="6.536cm" draw:start-shape="id5" draw:start-glue-point="2" draw:end-shape="id6" draw:end-glue-point="0">
          <text:p/>
        </draw:connector>
        <draw:connector draw:style-name="gr2" draw:text-style-name="P3" draw:layer="layout" draw:type="line" svg:x1="4.111cm" svg:y1="5.663cm" svg:x2="5.751cm" svg:y2="6.535cm" draw:start-shape="id5" draw:start-glue-point="2" draw:end-shape="id7" draw:end-glue-point="0">
          <text:p/>
        </draw:connector>
        <draw:connector draw:style-name="gr2" draw:text-style-name="P3" draw:layer="layout" draw:type="line" svg:x1="4.111cm" svg:y1="5.663cm" svg:x2="8.238cm" svg:y2="6.536cm" draw:start-shape="id5" draw:start-glue-point="2" draw:end-shape="id8" draw:end-glue-point="0">
          <text:p/>
        </draw:connector>
        <draw:connector draw:style-name="gr2" draw:text-style-name="P3" draw:layer="layout" draw:type="line" svg:x1="6.465cm" svg:y1="3.123cm" svg:x2="7.364cm" svg:y2="3.943cm" draw:start-shape="id2" draw:start-glue-point="2" draw:end-shape="id9" draw:end-glue-point="0">
          <text:p/>
        </draw:connector>
        <draw:connector draw:style-name="gr2" draw:text-style-name="P3" draw:layer="layout" draw:type="line" svg:x1="6.465cm" svg:y1="3.123cm" svg:x2="9.905cm" svg:y2="3.943cm" draw:start-shape="id2" draw:start-glue-point="2" draw:end-shape="id10" draw:end-glue-point="0">
          <text:p/>
        </draw:connector>
        <draw:connector draw:style-name="gr2" draw:text-style-name="P3" draw:layer="layout" draw:type="line" svg:x1="6.465cm" svg:y1="3.123cm" svg:x2="12.365cm" svg:y2="3.89cm" draw:start-shape="id2" draw:start-glue-point="2" draw:end-shape="id11" draw:end-glue-point="0">
          <text:p/>
        </draw:connector>
        <draw:rect draw:style-name="gr1" draw:text-style-name="P2" draw:id="id12" draw:layer="layout" svg:width="2.196cm" svg:height="0.635cm" svg:x="8.017cm" svg:y="5.054cm">
          <text:p text:style-name="P1"><text:span text:style-name="T1">AntSheep</text:span></text:p>
        </draw:rect>
        <draw:rect draw:style-name="gr1" draw:text-style-name="P2" draw:id="id13" draw:layer="layout" svg:width="2.196cm" svg:height="0.635cm" svg:x="10.583cm" svg:y="5.028cm">
          <text:p text:style-name="P1"><text:span text:style-name="T1">AntWolf</text:span></text:p>
        </draw:rect>
        <draw:connector draw:style-name="gr2" draw:text-style-name="P3" draw:layer="layout" draw:type="line" svg:x1="9.905cm" svg:y1="4.578cm" svg:x2="9.115cm" svg:y2="5.054cm" draw:start-shape="id10" draw:start-glue-point="2" draw:end-shape="id12" draw:end-glue-point="0">
          <text:p/>
        </draw:connector>
        <draw:connector draw:style-name="gr2" draw:text-style-name="P3" draw:layer="layout" draw:type="line" svg:x1="9.905cm" svg:y1="4.578cm" svg:x2="11.681cm" svg:y2="5.028cm" draw:start-shape="id10" draw:start-glue-point="2" draw:end-shape="id13" draw:end-glue-point="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03cm" fo:margin-left="0.313cm" fo:margin-right="0.352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